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1D000001332E870221.png" manifest:media-type="image/png"/>
  <manifest:file-entry manifest:full-path="Pictures/10000001000000E40000010A8CF6B61A.png" manifest:media-type="image/png"/>
  <manifest:file-entry manifest:full-path="Pictures/100000010000011E000001680985D819.png" manifest:media-type="image/png"/>
  <manifest:file-entry manifest:full-path="Pictures/10000001000000DF0000012CD7E8E925.png" manifest:media-type="image/png"/>
  <manifest:file-entry manifest:full-path="Pictures/10000001000001360000018BCB07176C.png" manifest:media-type="image/png"/>
  <manifest:file-entry manifest:full-path="Pictures/10000001000000FF0000011FA6DEA4B5.png" manifest:media-type="image/png"/>
  <manifest:file-entry manifest:full-path="Pictures/10000001000000CD0000010211867D7D.png" manifest:media-type="image/png"/>
  <manifest:file-entry manifest:full-path="Pictures/10000001000001060000014E436DABD4.png" manifest:media-type="image/png"/>
  <manifest:file-entry manifest:full-path="Pictures/10000001000000AE000000EBC6CD1B73.png" manifest:media-type="image/png"/>
  <manifest:file-entry manifest:full-path="Pictures/10000001000000AE000000EBDDE5A7FC.png" manifest:media-type="image/png"/>
  <manifest:file-entry manifest:full-path="Pictures/10000001000000AF000000D0C6D35EC9.png" manifest:media-type="image/png"/>
  <manifest:file-entry manifest:full-path="Pictures/10000001000000F60000010AE7B5BA64.png" manifest:media-type="image/png"/>
  <manifest:file-entry manifest:full-path="Pictures/10000001000000C6000000F0076C2617.png" manifest:media-type="image/png"/>
  <manifest:file-entry manifest:full-path="Pictures/10000001000001260000013ACCD444EF.png" manifest:media-type="image/png"/>
  <manifest:file-entry manifest:full-path="Pictures/100000010000013A000001260FD80807.png" manifest:media-type="image/png"/>
  <manifest:file-entry manifest:full-path="Pictures/10000001000000F5000001347505ED3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594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262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0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1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45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loext:softedge-radius="0.17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solid" draw:fill-color="#ffffff" draw:opacity="50%" draw:textarea-horizontal-align="left" draw:auto-grow-height="true" draw:auto-grow-width="true" fo:min-height="0.712cm" fo:min-width="1.234cm" loext:decorative="false"/>
      <style:paragraph-properties style:writing-mode="lr-tb"/>
    </style:style>
    <style:style style:name="P1" style:family="paragraph">
      <loext:graphic-properties draw:fill="none" draw:fill-color="#ffffff"/>
      <style:text-properties fo:font-size="22pt" fo:font-weight="bold" style:font-size-asian="22pt" style:font-size-complex="22pt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50%"/>
    </style:style>
    <style:style style:name="P5" style:family="paragraph">
      <loext:graphic-properties draw:fill="solid" draw:fill-color="#ffffff" draw:opacity="50%"/>
      <style:text-properties fo:font-weight="bold" style:font-weight-asian="normal" style:font-weight-complex="normal"/>
    </style:style>
    <style:style style:name="P6" style:family="paragraph">
      <loext:graphic-properties draw:fill="solid" draw:fill-color="#ffffff" draw:opacity="50%"/>
      <style:text-properties fo:font-weight="normal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style:text-position="-8% 58%" fo:font-size="22pt" fo:font-weight="bold" style:font-size-asian="22pt" style:font-size-complex="22pt"/>
    </style:style>
    <style:style style:name="T3" style:family="text">
      <style:text-properties fo:font-size="21pt" fo:font-weight="bold" style:font-size-asian="21pt" style:font-weight-asian="bold" style:font-size-complex="21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93cm" svg:height="1.987cm" svg:x="3.12cm" svg:y="0.493cm">
          <draw:text-box>
            <text:p><text:span text:style-name="T1">Ca</text:span></text:p>
          </draw:text-box>
        </draw:frame>
        <draw:frame draw:style-name="gr2" draw:text-style-name="P1" draw:layer="layout" svg:width="2.094cm" svg:height="1.119cm" svg:x="7.219cm" svg:y="0.484cm">
          <draw:text-box>
            <text:p><text:span text:style-name="T1">CaO</text:span></text:p>
          </draw:text-box>
        </draw:frame>
        <draw:frame draw:style-name="gr3" draw:text-style-name="P1" draw:layer="layout" svg:width="3.762cm" svg:height="1.119cm" svg:x="11.048cm" svg:y="0.493cm">
          <draw:text-box>
            <text:p><text:span text:style-name="T1">CaO·H</text:span><text:span text:style-name="T2">2</text:span><text:span text:style-name="T1">O</text:span></text:p>
          </draw:text-box>
        </draw:frame>
        <draw:frame draw:style-name="gr4" draw:text-style-name="P1" draw:layer="layout" svg:width="2.301cm" svg:height="1.119cm" svg:x="17.46cm" svg:y="0.493cm">
          <draw:text-box>
            <text:p><text:span text:style-name="T1">CaH</text:span><text:span text:style-name="T2">2</text:span></text:p>
          </draw:text-box>
        </draw:frame>
        <draw:frame draw:style-name="gr5" draw:text-style-name="P2" draw:layer="layout" svg:width="0.913cm" svg:height="1.077cm" svg:x="0.994cm" svg:y="3.104cm">
          <draw:text-box>
            <text:p><text:span text:style-name="T3">a</text:span></text:p>
          </draw:text-box>
        </draw:frame>
        <draw:frame draw:style-name="gr6" draw:text-style-name="P2" draw:layer="layout" svg:width="0.955cm" svg:height="1.077cm" svg:x="1.074cm" svg:y="9.216cm">
          <draw:text-box>
            <text:p><text:span text:style-name="T3">b</text:span></text:p>
          </draw:text-box>
        </draw:frame>
        <draw:frame draw:style-name="gr7" draw:text-style-name="P3" draw:layer="layout" svg:width="3.587cm" svg:height="4.826cm" svg:x="2.265cm" svg:y="1.681cm">
          <draw:image xlink:href="Pictures/10000001000000DF0000012CD7E8E925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4.114cm" svg:y="3.728cm">
          <draw:text-box>
            <text:p>3.88</text:p>
          </draw:text-box>
        </draw:frame>
        <draw:frame draw:style-name="gr7" draw:text-style-name="P3" draw:layer="layout" svg:width="3.887cm" svg:height="4.375cm" svg:x="6.516cm" svg:y="1.835cm">
          <draw:image xlink:href="Pictures/10000001000000FF0000011FA6DEA4B5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8.73cm" svg:y="3.554cm">
          <draw:text-box>
            <text:p>3.46</text:p>
          </draw:text-box>
        </draw:frame>
        <draw:frame draw:style-name="gr7" draw:text-style-name="P3" draw:layer="layout" svg:width="3.771cm" svg:height="4.746cm" svg:x="11.348cm" svg:y="1.756cm">
          <draw:image xlink:href="Pictures/10000001000000CD0000010211867D7D.png" xlink:type="simple" xlink:show="embed" xlink:actuate="onLoad" draw:mime-type="image/png">
            <text:p/>
          </draw:image>
        </draw:frame>
        <draw:frame draw:style-name="gr8" draw:text-style-name="P5" draw:layer="layout" svg:width="1.734cm" svg:height="0.962cm" svg:x="13.534cm" svg:y="3.646cm">
          <draw:text-box>
            <text:p><text:span text:style-name="T4">2.86</text:span></text:p>
          </draw:text-box>
        </draw:frame>
        <draw:frame draw:style-name="gr7" draw:text-style-name="P3" draw:layer="layout" svg:width="3.491cm" svg:height="4.377cm" svg:x="11.365cm" svg:y="13.009cm">
          <draw:image xlink:href="Pictures/10000001000001060000014E436DABD4.png" xlink:type="simple" xlink:show="embed" xlink:actuate="onLoad" draw:mime-type="image/png">
            <text:p/>
          </draw:image>
        </draw:frame>
        <draw:frame draw:style-name="gr7" draw:text-style-name="P3" draw:layer="layout" svg:width="3.658cm" svg:height="4.859cm" svg:x="6.764cm" svg:y="12.964cm">
          <draw:image xlink:href="Pictures/10000001000000AE000000EBC6CD1B73.png" xlink:type="simple" xlink:show="embed" xlink:actuate="onLoad" draw:mime-type="image/png">
            <text:p/>
          </draw:image>
        </draw:frame>
        <draw:frame draw:style-name="gr7" draw:text-style-name="P3" draw:layer="layout" svg:width="3.659cm" svg:height="4.859cm" svg:x="16.175cm" svg:y="12.562cm">
          <draw:image xlink:href="Pictures/10000001000000AE000000EBDDE5A7FC.png" xlink:type="simple" xlink:show="embed" xlink:actuate="onLoad" draw:mime-type="image/png">
            <text:p/>
          </draw:image>
        </draw:frame>
        <draw:frame draw:style-name="gr7" draw:text-style-name="P3" draw:layer="layout" svg:width="3.68cm" svg:height="4.301cm" svg:x="2.373cm" svg:y="13.222cm">
          <draw:image xlink:href="Pictures/10000001000000AF000000D0C6D35EC9.png" xlink:type="simple" xlink:show="embed" xlink:actuate="onLoad" draw:mime-type="image/png">
            <text:p/>
          </draw:image>
        </draw:frame>
        <draw:frame draw:style-name="gr5" draw:text-style-name="P2" draw:layer="layout" svg:width="0.913cm" svg:height="1.077cm" svg:x="1.101cm" svg:y="14.504cm">
          <draw:text-box>
            <text:p><text:span text:style-name="T3">c</text:span></text:p>
          </draw:text-box>
        </draw:frame>
        <draw:frame draw:style-name="gr8" draw:text-style-name="P4" draw:layer="layout" svg:width="1.734cm" svg:height="0.962cm" svg:x="4.275cm" svg:y="14.463cm">
          <draw:text-box>
            <text:p>2.95</text:p>
          </draw:text-box>
        </draw:frame>
        <draw:frame draw:style-name="gr8" draw:text-style-name="P4" draw:layer="layout" svg:width="1.734cm" svg:height="0.962cm" svg:x="8.191cm" svg:y="14.251cm">
          <draw:text-box>
            <text:p>3.10</text:p>
          </draw:text-box>
        </draw:frame>
        <draw:frame draw:style-name="gr8" draw:text-style-name="P4" draw:layer="layout" svg:width="1.734cm" svg:height="0.962cm" svg:x="13.853cm" svg:y="14.384cm">
          <draw:text-box>
            <text:p>2.43</text:p>
          </draw:text-box>
        </draw:frame>
        <draw:frame draw:style-name="gr8" draw:text-style-name="P4" draw:layer="layout" svg:width="1.734cm" svg:height="0.962cm" svg:x="18.854cm" svg:y="14.278cm">
          <draw:text-box>
            <text:p>2.88</text:p>
          </draw:text-box>
        </draw:frame>
        <draw:frame draw:style-name="gr7" draw:text-style-name="P3" draw:layer="layout" svg:width="3.906cm" svg:height="4.735cm" svg:x="2.61cm" svg:y="18.459cm">
          <draw:image xlink:href="Pictures/10000001000000C6000000F0076C2617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4.62cm" svg:y="20.469cm">
          <draw:text-box>
            <text:p>3.03</text:p>
          </draw:text-box>
        </draw:frame>
        <draw:frame draw:style-name="gr6" draw:text-style-name="P2" draw:layer="layout" svg:width="0.955cm" svg:height="1.077cm" svg:x="1.181cm" svg:y="20.285cm">
          <draw:text-box>
            <text:p><text:span text:style-name="T3">d</text:span></text:p>
          </draw:text-box>
        </draw:frame>
        <draw:frame draw:style-name="gr7" draw:text-style-name="P3" draw:layer="layout" svg:width="4.434cm" svg:height="4.736cm" svg:x="6.79cm" svg:y="18.3cm">
          <draw:image xlink:href="Pictures/10000001000001260000013ACCD444EF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8.323cm" svg:y="20.231cm">
          <draw:text-box>
            <text:p>3.10</text:p>
          </draw:text-box>
        </draw:frame>
        <draw:frame draw:style-name="gr7" draw:text-style-name="P3" draw:layer="layout" svg:width="4.47cm" svg:height="5.697cm" svg:x="11.183cm" svg:y="17.916cm">
          <draw:image xlink:href="Pictures/10000001000001360000018BCB07176C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13.298cm" svg:y="20.628cm">
          <draw:text-box>
            <text:p>2.28</text:p>
          </draw:text-box>
        </draw:frame>
        <draw:frame draw:style-name="gr7" draw:text-style-name="P3" draw:layer="layout" svg:width="4.663cm" svg:height="4.366cm" svg:x="16.154cm" svg:y="18.326cm">
          <draw:image xlink:href="Pictures/100000010000013A000001260FD80807.png" xlink:type="simple" xlink:show="embed" xlink:actuate="onLoad" draw:mime-type="image/png">
            <text:p/>
          </draw:image>
        </draw:frame>
        <draw:frame draw:style-name="gr8" draw:text-style-name="P4" draw:layer="layout" svg:width="1.734cm" svg:height="0.962cm" svg:x="19.251cm" svg:y="20.046cm">
          <draw:text-box>
            <text:p>2.89</text:p>
          </draw:text-box>
        </draw:frame>
        <draw:frame draw:style-name="gr7" draw:text-style-name="P3" draw:layer="layout" svg:width="4.099cm" svg:height="5.154cm" svg:x="16.494cm" svg:y="1.677cm">
          <draw:image xlink:href="Pictures/10000001000000F5000001347505ED34.png" xlink:type="simple" xlink:show="embed" xlink:actuate="onLoad" draw:mime-type="image/png">
            <text:p/>
          </draw:image>
        </draw:frame>
        <draw:frame draw:style-name="gr8" draw:text-style-name="P5" draw:layer="layout" svg:width="1.734cm" svg:height="0.962cm" svg:x="18.035cm" svg:y="3.888cm">
          <draw:text-box>
            <text:p><text:span text:style-name="T4">3.08</text:span></text:p>
          </draw:text-box>
        </draw:frame>
        <draw:frame draw:style-name="gr7" draw:text-style-name="P3" draw:layer="layout" svg:width="4.969cm" svg:height="5.373cm" svg:x="1.794cm" svg:y="6.965cm">
          <draw:image xlink:href="Pictures/10000001000000F60000010AE7B5BA64.png" xlink:type="simple" xlink:show="embed" xlink:actuate="onLoad" draw:mime-type="image/png">
            <text:p/>
          </draw:image>
        </draw:frame>
        <draw:frame draw:style-name="gr8" draw:text-style-name="P5" draw:layer="layout" svg:width="1.734cm" svg:height="0.962cm" svg:x="4.319cm" svg:y="9.476cm">
          <draw:text-box>
            <text:p><text:span text:style-name="T4">3.74</text:span></text:p>
          </draw:text-box>
        </draw:frame>
        <draw:frame draw:style-name="gr7" draw:text-style-name="P3" draw:layer="layout" svg:width="4.674cm" svg:height="5.883cm" svg:x="6.935cm" svg:y="6.695cm">
          <draw:image xlink:href="Pictures/100000010000011E000001680985D819.png" xlink:type="simple" xlink:show="embed" xlink:actuate="onLoad" draw:mime-type="image/png">
            <text:p/>
          </draw:image>
        </draw:frame>
        <draw:frame draw:style-name="gr8" draw:text-style-name="P5" draw:layer="layout" svg:width="1.734cm" svg:height="0.962cm" svg:x="9.287cm" svg:y="9.314cm">
          <draw:text-box>
            <text:p><text:span text:style-name="T4">3.46</text:span></text:p>
          </draw:text-box>
        </draw:frame>
        <draw:frame draw:style-name="gr7" draw:text-style-name="P3" draw:layer="layout" svg:width="4.906cm" svg:height="5.724cm" svg:x="11.374cm" svg:y="7.019cm">
          <draw:image xlink:href="Pictures/10000001000000E40000010A8CF6B61A.png" xlink:type="simple" xlink:show="embed" xlink:actuate="onLoad" draw:mime-type="image/png">
            <text:p/>
          </draw:image>
        </draw:frame>
        <draw:frame draw:style-name="gr8" draw:text-style-name="P5" draw:layer="layout" svg:width="1.734cm" svg:height="0.962cm" svg:x="13.931cm" svg:y="9.395cm">
          <draw:text-box>
            <text:p><text:span text:style-name="T4">2.46</text:span></text:p>
          </draw:text-box>
        </draw:frame>
        <draw:frame draw:style-name="gr7" draw:text-style-name="P3" draw:layer="layout" svg:width="4.397cm" svg:height="4.736cm" svg:x="16.613cm" svg:y="7.613cm">
          <draw:image xlink:href="Pictures/100000010000011D000001332E870221.png" xlink:type="simple" xlink:show="embed" xlink:actuate="onLoad" draw:mime-type="image/png">
            <text:p/>
          </draw:image>
        </draw:frame>
        <draw:frame draw:style-name="gr8" draw:text-style-name="P6" draw:layer="layout" svg:width="1.734cm" svg:height="0.962cm" svg:x="17.98cm" svg:y="9.773cm">
          <draw:text-box>
            <text:p><text:span text:style-name="T5">3.1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5:15:23.188434589</meta:creation-date>
    <dc:date>2024-06-20T20:20:22.491074753</dc:date>
    <meta:editing-duration>PT49M14S</meta:editing-duration>
    <meta:editing-cycles>10</meta:editing-cycles>
    <meta:generator>LibreOffice/7.6.7.2$Linux_X86_64 LibreOffice_project/60$Build-2</meta:generator>
    <meta:document-statistic meta:object-count="40"/>
  </office:meta>
</office:document-meta>
</file>